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20000020FC1A2F92DB5BC6A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62cm, 3.396cm, 0cm, 23.80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922cm" svg:x="1cm" svg:y="10.388cm">
          <draw:image xlink:href="Pictures/10000001000004620000020FC1A2F92DB5BC6ADE.png" xlink:type="simple" xlink:show="embed" xlink:actuate="onLoad" draw:mime-type="image/png">
            <text:p/>
          </draw:image>
        </draw:frame>
        <draw:frame draw:style-name="gr2" draw:text-style-name="P1" draw:layer="layout" svg:width="2.444cm" svg:height="4.658cm" svg:x="17.546cm" svg:y="14.652cm">
          <draw:image xlink:href="Pictures/10000001000004620000020FC1A2F92DB5BC6AD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2T07:13:57.626617331</dc:date>
    <meta:editing-duration>PT1M32S</meta:editing-duration>
    <meta:editing-cycles>2</meta:editing-cycles>
    <meta:generator>LibreOffice/7.3.7.2$Linux_X86_64 LibreOffice_project/30$Build-2</meta:generator>
    <meta:document-statistic meta:object-count="2"/>
  </office:meta>
</office:document-meta>
</file>